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ro19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</text:p>
          </table:table-cell>
          <table:table-cell table:number-columns-repeated="1018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3:38:35.249333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0T14:50:54.499918624</dc:date>
    <meta:editing-duration>P1DT5H37M19S</meta:editing-duration>
    <meta:editing-cycles>124</meta:editing-cycles>
    <meta:generator>LibreOffice/6.0.7.3$Linux_X86_64 LibreOffice_project/00m0$Build-3</meta:generator>
    <meta:document-statistic meta:table-count="4" meta:cell-count="381" meta:object-count="0"/>
  </office:meta>
</office:document-meta>
</file>